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085b2" officeooo:paragraph-rsid="001085b2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normal" officeooo:rsid="001085b2" officeooo:paragraph-rsid="001085b2" style:font-weight-asian="normal" style:font-weight-complex="normal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1085b2"/>
    </style:style>
    <style:style style:name="P5" style:family="paragraph" style:parent-style-name="Standard">
      <style:paragraph-properties fo:line-height="150%"/>
      <style:text-properties officeooo:paragraph-rsid="00104797"/>
    </style:style>
    <style:style style:name="T1" style:family="text">
      <style:text-properties officeooo:rsid="00104797"/>
    </style:style>
    <style:style style:name="T2" style:family="text">
      <style:text-properties officeooo:rsid="001085b2"/>
    </style:style>
    <style:style style:name="T3" style:family="text">
      <style:text-properties fo:font-style="italic" officeooo:rsid="001085b2" style:font-style-asian="italic" style:font-style-complex="italic"/>
    </style:style>
    <style:style style:name="T4" style:family="text">
      <style:text-properties fo:font-style="italic" style:text-underline-style="none" fo:font-weight="normal" officeooo:rsid="001296aa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085b2" style:font-style-asian="normal" style:font-style-complex="normal"/>
    </style:style>
    <style:style style:name="T7" style:family="text">
      <style:text-properties fo:font-style="normal" officeooo:rsid="0010e256" style:font-style-asian="normal" style:font-style-complex="normal"/>
    </style:style>
    <style:style style:name="T8" style:family="text">
      <style:text-properties fo:font-style="normal" fo:font-weight="normal" officeooo:rsid="00113cd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296aa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officeooo:rsid="001296aa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296aa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EÇO</text:p>
      <text:p text:style-name="P3"/>
      <text:p text:style-name="P3"><text:tab/><text:span text:style-name="T1">O usuário irá logar no sistema com seu CPF e sua senha. Este usuário poderá ser ou de um um professor, ou de um aluno.</text:span></text:p>
      <text:p text:style-name="P3"><text:tab/><text:span text:style-name="T2">Após logado, na tela inicial, constará os seguintes botões:</text:span></text:p>
      <text:p text:style-name="P3"><text:span text:style-name="T1"><text:tab/><text:tab/>(1)</text:span> <text:span text:style-name="T1">Iniciar atendimento</text:span></text:p>
      <text:p text:style-name="P4"><text:span text:style-name="T2"><text:tab/><text:tab/>(2) Autorizar prontuários (VISÍVEL APENAS PARA PROFESSORES)</text:span></text:p>
      <text:p text:style-name="P5"><text:tab/><text:tab/><text:span text:style-name="T1">(3) Atendimentos por aluno</text:span></text:p>
      <text:p text:style-name="P5"><text:tab/><text:tab/><text:span text:style-name="T1">(4) Atendimentos por professor</text:span></text:p>
      <text:p text:style-name="P5"><text:tab/><text:tab/><text:span text:style-name="T2">(5) Prontuários por animal</text:span></text:p>
      <text:p text:style-name="P5"><text:tab/><text:tab/><text:span text:style-name="T2">(6) Animais com retorno próximo</text:span></text:p>
      <text:p text:style-name="P5"><text:tab/><text:tab/></text:p>
      <text:p text:style-name="P5"><text:tab/><text:span text:style-name="T2">Cada um destes botões levará a uma tela. Em cada tela, haverá um pequeno menuzinho com duas ações somente: voltar à tela inicial (</text:span><text:span text:style-name="T3">Home</text:span><text:span text:style-name="T6">) e Sair (</text:span><text:span text:style-name="T3">Logout</text:span><text:span text:style-name="T6">.) A tela inicial funcionará, portanto, como um </text:span><text:span text:style-name="T3">dashboard</text:span><text:span text:style-name="T6">.</text:span></text:p>
      <text:p text:style-name="P5"><text:span text:style-name="T6"/></text:p>
      <text:p text:style-name="P1"><text:span text:style-name="T5">(1) INICIAR ATENDIMENTO</text:span></text:p>
      <text:p text:style-name="P1"><text:span text:style-name="T5"/></text:p>
      <text:p text:style-name="P1"><text:span text:style-name="T5"><text:tab/></text:span><text:span text:style-name="T8">O usuário deve buscar pelo nome do animal ou o CPF do proprietário. Se não encontrar nada, deve poder cadastrar um novo animal. Se encontrar, deve confirmar (exibirá um formulário com todos os dados, podendo alterá-los se for necessário) os dados.</text:span></text:p>
      <text:p text:style-name="P1"><text:span text:style-name="T8"><text:tab/></text:span><text:span text:style-name="T9">O aluno deve então informar qual o professor responsável. Este deverá, depois, autorizar o prontuário ou não.</text:span></text:p>
      <text:p text:style-name="P1"><text:span text:style-name="T9"><text:tab/>O aluno poderá inserir motivos (</text:span><text:span text:style-name="T4">strings</text:span><text:span text:style-name="T11">) </text:span><text:span text:style-name="T9">que levaram o animal ao sistema.</text:span></text:p>
      <text:p text:style-name="P1"><text:span text:style-name="T9"><text:tab/></text:span></text:p>
      <text:p text:style-name="P2"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25:31.071672358</meta:creation-date>
    <dc:date>2018-11-04T17:08:56.150531299</dc:date>
    <meta:editing-duration>PT12M5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170" meta:character-count="1060" meta:non-whitespace-character-count="882"/>
  </office:meta>
</office:document-meta>
</file>